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2c62d" officeooo:paragraph-rsid="0012c62d"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bold" officeooo:rsid="0012c62d" officeooo:paragraph-rsid="0012c62d"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141bba" officeooo:paragraph-rsid="00141bba"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15bf59" officeooo:paragraph-rsid="0015bf59"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officeooo:rsid="0012c62d" officeooo:paragraph-rsid="0012c62d" style:font-size-asian="10.5pt" style:font-weight-asian="normal" style:font-size-complex="12pt" style:font-weight-complex="normal"/>
    </style:style>
    <style:style style:name="P6" style:family="paragraph" style:parent-style-name="Standard" style:list-style-name="L1">
      <style:paragraph-properties fo:text-align="start" style:justify-single-word="false"/>
      <style:text-properties fo:font-size="12pt" fo:font-weight="normal" officeooo:rsid="0012c62d" officeooo:paragraph-rsid="0012c62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41bba" officeooo:paragraph-rsid="00141bba" style:font-size-asian="10.5pt" style:font-weight-asian="normal" style:font-size-complex="12pt" style:font-weight-complex="normal"/>
    </style:style>
    <style:style style:name="P8" style:family="paragraph" style:parent-style-name="Standard" style:list-style-name="L2">
      <style:paragraph-properties fo:text-align="start" style:justify-single-word="false"/>
      <style:text-properties fo:font-size="12pt" fo:font-weight="normal" officeooo:rsid="00141bba" officeooo:paragraph-rsid="00141bba" style:font-size-asian="10.5pt" style:font-weight-asian="normal" style:font-size-complex="12pt" style:font-weight-complex="normal"/>
    </style:style>
    <style:style style:name="P9" style:family="paragraph" style:parent-style-name="Standard" style:list-style-name="L3">
      <style:paragraph-properties fo:text-align="start" style:justify-single-word="false"/>
      <style:text-properties fo:font-size="12pt" fo:font-weight="normal" officeooo:rsid="00141bba" officeooo:paragraph-rsid="00141bba" style:font-size-asian="10.5pt" style:font-weight-asian="normal" style:font-size-complex="12pt" style:font-weight-complex="normal"/>
    </style:style>
    <style:style style:name="P10" style:family="paragraph" style:parent-style-name="Standard" style:list-style-name="L5">
      <style:paragraph-properties fo:text-align="start" style:justify-single-word="false"/>
      <style:text-properties fo:font-size="12pt" fo:font-weight="normal" officeooo:rsid="0015bf59" officeooo:paragraph-rsid="0015bf59"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5bf59" officeooo:paragraph-rsid="0015bf59" style:font-size-asian="10.5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tainers</text:p>
      <text:p text:style-name="P5">In computer science, a container is a class, a data structure, or an abstract data type(ADT) whose instances are collections of other objects. In other words, they store in an organized way that follows specific access rules. The size of the container depends on the number of objects(elements) it contains. Underlying (inherited) implementations of various container types may vary in size and complexity, and provide flexibility in choosing the right implementation for any given scenario.</text:p>
      <text:p text:style-name="P5"/>
      <text:p text:style-name="P2">Functions and Properties</text:p>
      <text:p text:style-name="P5">Containers can be characterized by the following three properties:</text:p>
      <text:list xml:id="list124545410" text:style-name="L1">
        <text:list-item>
          <text:p text:style-name="P6">access: that is the way of accessing the objects of the container. In the case of arrays, access is done with the array index. In the case of stacks, access is done according to the LIFO(last in, first out) order and in the case of queues it is done according to FIFO(first in, first out) order;</text:p>
        </text:list-item>
        <text:list-item>
          <text:p text:style-name="P6">storage, that is the way of storing the objects of the container;</text:p>
        </text:list-item>
        <text:list-item>
          <text:p text:style-name="P6">traversal, that is the way of traversing the objects of the container.</text:p>
        </text:list-item>
      </text:list>
      <text:p text:style-name="P5"/>
      <text:p text:style-name="P7">Container classes are expected to implement methods to do the following:</text:p>
      <text:list xml:id="list1980563045" text:style-name="L2">
        <text:list-item>
          <text:p text:style-name="P8">create an empty container (constructor);</text:p>
        </text:list-item>
        <text:list-item>
          <text:p text:style-name="P8">insert objects into the container;</text:p>
        </text:list-item>
        <text:list-item>
          <text:p text:style-name="P8">delete objects from the container;</text:p>
        </text:list-item>
        <text:list-item>
          <text:p text:style-name="P8">delete all the objects in the container(clear);</text:p>
        </text:list-item>
        <text:list-item>
          <text:p text:style-name="P8">access all the objects in the container;</text:p>
        </text:list-item>
        <text:list-item>
          <text:p text:style-name="P8">access the number of objects in the container (count).</text:p>
        </text:list-item>
      </text:list>
      <text:p text:style-name="P7"/>
      <text:p text:style-name="P7">Containers are sometimes implemented in conjunction with iterators.</text:p>
      <text:p text:style-name="P7"/>
      <text:p text:style-name="P3">Types</text:p>
      <text:p text:style-name="P3"/>
      <text:p text:style-name="P7">Containers may be classified as either single-value containers or associative containers.</text:p>
      <text:p text:style-name="P7"/>
      <text:p text:style-name="P7">Single-value containers store each object independently. Objects may be accessed directly or with an iterator.</text:p>
      <text:p text:style-name="P7"/>
      <text:p text:style-name="P7">An associative container uses an associative array, map, or dictionary, composed of key-value pairs, such that each key appears at most once in the container. The key is used to find the value, the object, if it is stored in the container. Associative containers are used in programming languages as class templates.</text:p>
      <text:p text:style-name="P7"/>
      <text:p text:style-name="P7">Container abstract data types include:</text:p>
      <text:list xml:id="list1371638386" text:style-name="L3">
        <text:list-item>
          <text:p text:style-name="P9">FIFO queues</text:p>
        </text:list-item>
        <text:list-item>
          <text:p text:style-name="P9">LIFO stacks</text:p>
        </text:list-item>
        <text:list-item>
          <text:p text:style-name="P9">Priority queues</text:p>
        </text:list-item>
        <text:list-item>
          <text:p text:style-name="P9">Lookup tables (LUTs)</text:p>
        </text:list-item>
        <text:list-item>
          <text:p text:style-name="P9">Key-associated data structures</text:p>
          <text:p text:style-name="P9"><text:s/>*Sets, containing and indexing objects by value or by specific property;</text:p>
          <text:p text:style-name="P9"><text:s/>*Maps, associating to each key a "value" for lookup</text:p>
        </text:list-item>
      </text:list>
      <text:p text:style-name="P7"/>
      <text:p text:style-name="P7">Common data structures used to implement these abstract types include:</text:p>
      <text:p text:style-name="P7"/>
      <text:list xml:id="list3354505048" text:style-name="L5">
        <text:list-item>
          <text:p text:style-name="P10">Arrays and their derivatives</text:p>
        </text:list-item>
        <text:list-item>
          <text:p text:style-name="P10"><text:soft-page-break/>Linked lists</text:p>
        </text:list-item>
        <text:list-item>
          <text:p text:style-name="P10">Binary search trees(BSTs), particulary sel-balancing BSTs</text:p>
        </text:list-item>
        <text:list-item>
          <text:p text:style-name="P10">Hash tables</text:p>
        </text:list-item>
      </text:list>
      <text:p text:style-name="P11"/>
      <text:p text:style-name="P4">Graphic containers</text:p>
      <text:p text:style-name="P11">Widget toolkits also use containers, which are special widgets to group other widgets, such as windows, panels. Apart from their graphical properties, they have the same type of behavior as container classes, as they keep a list of their child widgets, and allow adding, removing, or retrieving widgets among their children.</text:p>
      <text:p text:style-name="P11"/>
      <text:p text:style-name="P11"/>
      <text:p text:style-name="P7"/>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2T02:31:02.278105889</meta:creation-date>
    <dc:date>2021-07-02T02:57:19.565016637</dc:date>
    <meta:editing-duration>PT4M57S</meta:editing-duration>
    <meta:editing-cycles>1</meta:editing-cycles>
    <meta:document-statistic meta:table-count="0" meta:image-count="0" meta:object-count="0" meta:page-count="2" meta:paragraph-count="34" meta:word-count="438" meta:character-count="2719" meta:non-whitespace-character-count="2333"/>
    <meta:generator>LibreOffice/6.4.7.2$Linux_X86_64 LibreOffice_project/40$Build-2</meta:generator>
  </office:meta>
</office:document-meta>
</file>